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ój grzech</text:span><text:span text:style-name="T1"><text:line-break/></text:span><text:span text:style-name="T1">dziś leży u mych stóp</text:span><text:span text:style-name="T1"><text:line-break/></text:span><text:span text:style-name="T1">Mój grzech</text:span><text:span text:style-name="T1"><text:line-break/></text:span><text:span text:style-name="T1">dziś zaczął służyć mi</text:span><text:span text:style-name="T1"><text:line-break/></text:span><text:span text:style-name="T1">Śmierć straciła oścień swój</text:span><text:span text:style-name="T1"><text:line-break/></text:span><text:span text:style-name="T1">Pan złamał strzałę śmierci dziś</text:span><text:span text:style-name="T1"><text:line-break/></text:span><text:span text:style-name="T1">Mój grzech</text:span><text:span text:style-name="T1"><text:line-break/></text:span><text:span text:style-name="T1">dziś leży u mych stóp</text:span><text:span text:style-name="T1"><text:line-break/></text:span><text:span text:style-name="T1">Do mnie nie należy już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rzypomina mi </text:span><text:span text:style-name="T1">że jest życie</text:span><text:span text:style-name="T1"><text:line-break/></text:span><text:span text:style-name="T1">A źródło tego życia</text:span><text:span text:style-name="T1"><text:line-break/></text:span><text:span text:style-name="T1">nie bije we mnie</text:span><text:span text:style-name="T1"><text:line-break/></text:span><text:span text:style-name="T1">Znam miejsce w sercu Twym</text:span><text:span text:style-name="T1"><text:line-break/></text:span><text:span text:style-name="T1">Miejsce wśród braci</text:span><text:span text:style-name="T1"><text:line-break/></text:span><text:span text:style-name="T1">Nie płaczę już nad sobą,</text:span><text:span text:style-name="T1"><text:line-break/></text:span><text:span text:style-name="T1">nad mymi rana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ój grzech</text:span><text:span text:style-name="T1"><text:line-break/></text:span><text:span text:style-name="T1">dziś leży u mych stóp</text:span><text:span text:style-name="T1"><text:line-break/></text:span><text:span text:style-name="T1">Mój grzech</text:span><text:span text:style-name="T1"><text:line-break/></text:span><text:span text:style-name="T1">dziś zaczął służyć mi</text:span><text:span text:style-name="T1"><text:line-break/></text:span><text:span text:style-name="T1">Śmierć straciła oścień swój</text:span><text:span text:style-name="T1"><text:line-break/></text:span><text:span text:style-name="T1">Pan złamał strzałę śmierci dziś</text:span><text:span text:style-name="T1"><text:line-break/></text:span><text:span text:style-name="T1">Mój grzech</text:span><text:span text:style-name="T1"><text:line-break/></text:span><text:span text:style-name="T1">dziś leży u mych stóp</text:span><text:span text:style-name="T1"><text:line-break/></text:span><text:span text:style-name="T1">Do mnie nie należy już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Przyjaźnię się</text:span><text:span text:style-name="T1"><text:line-break/></text:span><text:span text:style-name="T1">ze słabością mą</text:span><text:span text:style-name="T1"><text:line-break/></text:span><text:span text:style-name="T1">Nie jestem skazany</text:span><text:span text:style-name="T1"><text:line-break/></text:span><text:span text:style-name="T1">Pokora we mnie rodzi się</text:span><text:span text:style-name="T1"><text:line-break/></text:span><text:span text:style-name="T1">słodka zależność</text:span><text:span text:style-name="T1"><text:line-break/></text:span><text:span text:style-name="T1">Błogosławiona wina jest</text:span><text:span text:style-name="T1"><text:line-break/></text:span><text:span text:style-name="T1">skoro Ty</text:span><text:span text:style-name="T1"><text:line-break/></text:span><text:span text:style-name="T1">Musiałeś zejść na ziemię</text:span><text:span text:style-name="T1"><text:line-break/></text:span><text:span text:style-name="T1">z miłości do mn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ój grzech</text:span><text:span text:style-name="T1"><text:line-break/></text:span><text:span text:style-name="T1">dziś leży u mych stóp</text:span><text:span text:style-name="T1"><text:line-break/></text:span><text:span text:style-name="T1">Mój grzech</text:span><text:span text:style-name="T1"><text:line-break/></text:span><text:span text:style-name="T1">dziś zaczął służyć mi</text:span><text:span text:style-name="T1"><text:line-break/></text:span><text:span text:style-name="T1">Śmierć straciła oścień swój</text:span><text:span text:style-name="T1"><text:line-break/></text:span><text:span text:style-name="T1">Pan złamał strzałę śmierci dziś</text:span><text:span text:style-name="T1"><text:line-break/></text:span><text:span text:style-name="T1">Mój grzech</text:span><text:span text:style-name="T1"><text:line-break/></text:span><text:span text:style-name="T1">dziś leży u mych stóp</text:span><text:span text:style-name="T1"><text:line-break/></text:span><text:span text:style-name="T1">Do mnie nie należy już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7:15:46</meta:creation-date>
    <dc:creator>Rafał Talacha</dc:creator>
    <dc:date>2009-01-27T09:19:08</dc:date>
    <dc:language>pl-PL</dc:language>
    <meta:editing-cycles>6</meta:editing-cycles>
    <meta:editing-duration>PT10M35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